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extract_2_book.test_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extract_2_book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xtract_2_book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xtract_2_book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xtract_2_book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extract_2_book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Path_extract_2_book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xtract_2_book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xtract_2_book.tes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extract_2_book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xtract_2_book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xtract_2_book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xtract_2_book.test_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extract_2_book.test_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extract_2_book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xtract_2_book.test_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extract_2_book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xtract_2_book.test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